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2.58611in" style:rel-width="scale" style:rel-height="scale"><draw:image xlink:href="media/image1.png" xlink:type="simple" xlink:show="embed" xlink:actuate="onLoad"/><svg:title/><svg:desc>A graph with different colored lines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u Adem</meta:initial-creator>
    <dc:creator>Abdu Adem</dc:creator>
    <meta:creation-date>2025-12-10T15:31:00Z</meta:creation-date>
    <dc:date>2025-12-10T15:32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